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83.45pt"/>
    </style:style>
    <style:style style:name="co2" style:family="table-column">
      <style:table-column-properties fo:break-before="auto" style:column-width="45.6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 style:data-style-name="N2"/>
    <style:style style:name="ce7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 style:data-style-name="N2"/>
    <style:style style:name="ce16" style:family="table-cell" style:parent-style-name="Default" style:data-style-name="N2">
      <style:table-cell-properties fo:background-color="#999999"/>
    </style:style>
    <style:style style:name="ce17" style:family="table-cell" style:parent-style-name="Default" style:data-style-name="N0"/>
    <style:style style:name="ce18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v" table:style-name="ta1">
        <table:table-column table:style-name="co1" table:default-cell-style-name="ce8"/>
        <table:table-column table:style-name="co2" table:number-columns-repeated="20" table:default-cell-style-name="Default"/>
        <table:table-column table:style-name="co3" table:default-cell-style-name="ce9"/>
        <table:table-column table:style-name="co4" table:default-cell-style-name="Default"/>
        <table:table-row table:style-name="ro1">
          <table:table-cell table:style-name="ce7" office:value-type="string" calcext:value-type="string">
            <text:p>Kerne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Avg.</text:p>
          </table:table-cell>
          <table:table-cell table:style-name="ce7" office:value-type="string" calcext:value-type="string">
            <text:p>Obs.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float" office:value="4049" calcext:value-type="float">
            <text:p>4049</text:p>
          </table:table-cell>
          <table:table-cell office:value-type="float" office:value="4041" calcext:value-type="float">
            <text:p>4041</text:p>
          </table:table-cell>
          <table:table-cell office:value-type="float" office:value="4040" calcext:value-type="float">
            <text:p>4040</text:p>
          </table:table-cell>
          <table:table-cell office:value-type="float" office:value="4047" calcext:value-type="float">
            <text:p>4047</text:p>
          </table:table-cell>
          <table:table-cell office:value-type="float" office:value="4036" calcext:value-type="float">
            <text:p>4036</text:p>
          </table:table-cell>
          <table:table-cell office:value-type="float" office:value="3975" calcext:value-type="float">
            <text:p>3975</text:p>
          </table:table-cell>
          <table:table-cell office:value-type="float" office:value="3962" calcext:value-type="float">
            <text:p>3962</text:p>
          </table:table-cell>
          <table:table-cell office:value-type="float" office:value="3992" calcext:value-type="float">
            <text:p>3992</text:p>
          </table:table-cell>
          <table:table-cell office:value-type="float" office:value="4064" calcext:value-type="float">
            <text:p>4064</text:p>
          </table:table-cell>
          <table:table-cell office:value-type="float" office:value="3977" calcext:value-type="float">
            <text:p>3977</text:p>
          </table:table-cell>
          <table:table-cell office:value-type="float" office:value="4036" calcext:value-type="float">
            <text:p>4036</text:p>
          </table:table-cell>
          <table:table-cell office:value-type="float" office:value="3971" calcext:value-type="float">
            <text:p>3971</text:p>
          </table:table-cell>
          <table:table-cell office:value-type="float" office:value="4064" calcext:value-type="float">
            <text:p>4064</text:p>
          </table:table-cell>
          <table:table-cell office:value-type="float" office:value="3996" calcext:value-type="float">
            <text:p>3996</text:p>
          </table:table-cell>
          <table:table-cell office:value-type="float" office:value="4015" calcext:value-type="float">
            <text:p>4015</text:p>
          </table:table-cell>
          <table:table-cell office:value-type="float" office:value="4057" calcext:value-type="float">
            <text:p>4057</text:p>
          </table:table-cell>
          <table:table-cell office:value-type="float" office:value="4021" calcext:value-type="float">
            <text:p>4021</text:p>
          </table:table-cell>
          <table:table-cell office:value-type="float" office:value="4048" calcext:value-type="float">
            <text:p>4048</text:p>
          </table:table-cell>
          <table:table-cell office:value-type="float" office:value="4049" calcext:value-type="float">
            <text:p>4049</text:p>
          </table:table-cell>
          <table:table-cell office:value-type="float" office:value="4058" calcext:value-type="float">
            <text:p>4058</text:p>
          </table:table-cell>
          <table:table-cell table:formula="of:=IF(COUNT([.B2:.U2])=0;&quot;---&quot;;AVERAGE([.B2:.U2]))" office:value-type="float" office:value="4024.9" calcext:value-type="float">
            <text:p>4024.90</text:p>
          </table:table-cell>
          <table:table-cell/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2425" calcext:value-type="float">
            <text:p>2425</text:p>
          </table:table-cell>
          <table:table-cell office:value-type="float" office:value="2364" calcext:value-type="float">
            <text:p>2364</text:p>
          </table:table-cell>
          <table:table-cell office:value-type="float" office:value="2406" calcext:value-type="float">
            <text:p>2406</text:p>
          </table:table-cell>
          <table:table-cell office:value-type="float" office:value="2419" calcext:value-type="float">
            <text:p>2419</text:p>
          </table:table-cell>
          <table:table-cell office:value-type="float" office:value="2368" calcext:value-type="float">
            <text:p>2368</text:p>
          </table:table-cell>
          <table:table-cell office:value-type="float" office:value="2377" calcext:value-type="float">
            <text:p>2377</text:p>
          </table:table-cell>
          <table:table-cell office:value-type="float" office:value="2386" calcext:value-type="float">
            <text:p>2386</text:p>
          </table:table-cell>
          <table:table-cell office:value-type="float" office:value="2311" calcext:value-type="float">
            <text:p>2311</text:p>
          </table:table-cell>
          <table:table-cell office:value-type="float" office:value="2298" calcext:value-type="float">
            <text:p>2298</text:p>
          </table:table-cell>
          <table:table-cell office:value-type="float" office:value="2367" calcext:value-type="float">
            <text:p>2367</text:p>
          </table:table-cell>
          <table:table-cell office:value-type="float" office:value="2410" calcext:value-type="float">
            <text:p>2410</text:p>
          </table:table-cell>
          <table:table-cell office:value-type="float" office:value="2427" calcext:value-type="float">
            <text:p>2427</text:p>
          </table:table-cell>
          <table:table-cell office:value-type="float" office:value="2341" calcext:value-type="float">
            <text:p>2341</text:p>
          </table:table-cell>
          <table:table-cell office:value-type="float" office:value="2441" calcext:value-type="float">
            <text:p>2441</text:p>
          </table:table-cell>
          <table:table-cell office:value-type="float" office:value="2427" calcext:value-type="float">
            <text:p>2427</text:p>
          </table:table-cell>
          <table:table-cell office:value-type="float" office:value="2361" calcext:value-type="float">
            <text:p>2361</text:p>
          </table:table-cell>
          <table:table-cell office:value-type="float" office:value="2321" calcext:value-type="float">
            <text:p>2321</text:p>
          </table:table-cell>
          <table:table-cell office:value-type="float" office:value="2420" calcext:value-type="float">
            <text:p>2420</text:p>
          </table:table-cell>
          <table:table-cell office:value-type="float" office:value="2360" calcext:value-type="float">
            <text:p>2360</text:p>
          </table:table-cell>
          <table:table-cell office:value-type="float" office:value="2407" calcext:value-type="float">
            <text:p>2407</text:p>
          </table:table-cell>
          <table:table-cell table:formula="of:=IF(COUNT([.B3:.U3])=0;&quot;---&quot;;AVERAGE([.B3:.U3]))" office:value-type="float" office:value="2381.8" calcext:value-type="float">
            <text:p>2381.80</text:p>
          </table:table-cell>
          <table:table-cell/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10969" calcext:value-type="float">
            <text:p>10969</text:p>
          </table:table-cell>
          <table:table-cell office:value-type="float" office:value="10979" calcext:value-type="float">
            <text:p>10979</text:p>
          </table:table-cell>
          <table:table-cell office:value-type="float" office:value="10826" calcext:value-type="float">
            <text:p>10826</text:p>
          </table:table-cell>
          <table:table-cell office:value-type="float" office:value="10888" calcext:value-type="float">
            <text:p>10888</text:p>
          </table:table-cell>
          <table:table-cell office:value-type="float" office:value="10962" calcext:value-type="float">
            <text:p>10962</text:p>
          </table:table-cell>
          <table:table-cell office:value-type="float" office:value="10879" calcext:value-type="float">
            <text:p>10879</text:p>
          </table:table-cell>
          <table:table-cell office:value-type="float" office:value="10934" calcext:value-type="float">
            <text:p>10934</text:p>
          </table:table-cell>
          <table:table-cell office:value-type="float" office:value="10885" calcext:value-type="float">
            <text:p>10885</text:p>
          </table:table-cell>
          <table:table-cell office:value-type="float" office:value="10936" calcext:value-type="float">
            <text:p>10936</text:p>
          </table:table-cell>
          <table:table-cell office:value-type="float" office:value="10960" calcext:value-type="float">
            <text:p>10960</text:p>
          </table:table-cell>
          <table:table-cell office:value-type="float" office:value="10939" calcext:value-type="float">
            <text:p>10939</text:p>
          </table:table-cell>
          <table:table-cell office:value-type="float" office:value="11002" calcext:value-type="float">
            <text:p>11002</text:p>
          </table:table-cell>
          <table:table-cell office:value-type="float" office:value="10984" calcext:value-type="float">
            <text:p>10984</text:p>
          </table:table-cell>
          <table:table-cell office:value-type="float" office:value="10928" calcext:value-type="float">
            <text:p>10928</text:p>
          </table:table-cell>
          <table:table-cell office:value-type="float" office:value="10948" calcext:value-type="float">
            <text:p>10948</text:p>
          </table:table-cell>
          <table:table-cell office:value-type="float" office:value="10932" calcext:value-type="float">
            <text:p>10932</text:p>
          </table:table-cell>
          <table:table-cell office:value-type="float" office:value="10966" calcext:value-type="float">
            <text:p>10966</text:p>
          </table:table-cell>
          <table:table-cell office:value-type="float" office:value="10844" calcext:value-type="float">
            <text:p>10844</text:p>
          </table:table-cell>
          <table:table-cell office:value-type="float" office:value="10985" calcext:value-type="float">
            <text:p>10985</text:p>
          </table:table-cell>
          <table:table-cell office:value-type="float" office:value="10940" calcext:value-type="float">
            <text:p>10940</text:p>
          </table:table-cell>
          <table:table-cell table:formula="of:=IF(COUNT([.B4:.U4])=0;&quot;---&quot;;AVERAGE([.B4:.U4]))" office:value-type="float" office:value="10934.3" calcext:value-type="float">
            <text:p>10934.30</text:p>
          </table:table-cell>
          <table:table-cell/>
        </table:table-row>
        <table:table-row table:style-name="ro1">
          <table:table-cell office:value-type="string" calcext:value-type="string">
            <text:p>pathfinder</text:p>
          </table:table-cell>
          <table:table-cell office:value-type="float" office:value="834" calcext:value-type="float">
            <text:p>834</text:p>
          </table:table-cell>
          <table:table-cell office:value-type="float" office:value="805" calcext:value-type="float">
            <text:p>805</text:p>
          </table:table-cell>
          <table:table-cell office:value-type="float" office:value="847" calcext:value-type="float">
            <text:p>847</text:p>
          </table:table-cell>
          <table:table-cell office:value-type="float" office:value="817" calcext:value-type="float">
            <text:p>817</text:p>
          </table:table-cell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841" calcext:value-type="float">
            <text:p>841</text:p>
          </table:table-cell>
          <table:table-cell office:value-type="float" office:value="801" calcext:value-type="float">
            <text:p>801</text:p>
          </table:table-cell>
          <table:table-cell office:value-type="float" office:value="837" calcext:value-type="float">
            <text:p>837</text:p>
          </table:table-cell>
          <table:table-cell office:value-type="float" office:value="844" calcext:value-type="float">
            <text:p>844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number-columns-repeated="2" office:value-type="float" office:value="839" calcext:value-type="float">
            <text:p>839</text:p>
          </table:table-cell>
          <table:table-cell office:value-type="float" office:value="835" calcext:value-type="float">
            <text:p>835</text:p>
          </table:table-cell>
          <table:table-cell office:value-type="float" office:value="804" calcext:value-type="float">
            <text:p>804</text:p>
          </table:table-cell>
          <table:table-cell office:value-type="float" office:value="817" calcext:value-type="float">
            <text:p>817</text:p>
          </table:table-cell>
          <table:table-cell office:value-type="float" office:value="848" calcext:value-type="float">
            <text:p>848</text:p>
          </table:table-cell>
          <table:table-cell office:value-type="float" office:value="803" calcext:value-type="float">
            <text:p>803</text:p>
          </table:table-cell>
          <table:table-cell office:value-type="float" office:value="765" calcext:value-type="float">
            <text:p>765</text:p>
          </table:table-cell>
          <table:table-cell table:formula="of:=IF(COUNT([.B5:.U5])=0;&quot;---&quot;;AVERAGE([.B5:.U5]))" office:value-type="float" office:value="827.3" calcext:value-type="float">
            <text:p>827.30</text:p>
          </table:table-cell>
          <table:table-cell/>
        </table:table-row>
      </table:table>
      <table:table table:name="a10" table:style-name="ta1">
        <table:table-column table:style-name="co1" table:default-cell-style-name="ce8"/>
        <table:table-column table:style-name="co2" table:number-columns-repeated="20" table:default-cell-style-name="Default"/>
        <table:table-column table:style-name="co3" table:default-cell-style-name="ce9"/>
        <table:table-column table:style-name="co4" table:default-cell-style-name="Default"/>
        <table:table-row table:style-name="ro1">
          <table:table-cell table:style-name="ce7" office:value-type="string" calcext:value-type="string">
            <text:p>Kerne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Avg.</text:p>
          </table:table-cell>
          <table:table-cell table:style-name="ce7" office:value-type="string" calcext:value-type="string">
            <text:p>Obs.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table:number-columns-repeated="20" office:value-type="string" calcext:value-type="string">
            <text:p>---</text:p>
          </table:table-cell>
          <table:table-cell table:formula="of:=IF(COUNT([.B2:.U2])=0;&quot;---&quot;;AVERAGE([.B2:.U2]))" office:value-type="string" office:string-value="---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3033" calcext:value-type="float">
            <text:p>3033</text:p>
          </table:table-cell>
          <table:table-cell office:value-type="float" office:value="3004" calcext:value-type="float">
            <text:p>3004</text:p>
          </table:table-cell>
          <table:table-cell office:value-type="float" office:value="2945" calcext:value-type="float">
            <text:p>2945</text:p>
          </table:table-cell>
          <table:table-cell office:value-type="float" office:value="3040" calcext:value-type="float">
            <text:p>3040</text:p>
          </table:table-cell>
          <table:table-cell office:value-type="float" office:value="2980" calcext:value-type="float">
            <text:p>2980</text:p>
          </table:table-cell>
          <table:table-cell office:value-type="float" office:value="3011" calcext:value-type="float">
            <text:p>3011</text:p>
          </table:table-cell>
          <table:table-cell office:value-type="float" office:value="3001" calcext:value-type="float">
            <text:p>3001</text:p>
          </table:table-cell>
          <table:table-cell office:value-type="float" office:value="3024" calcext:value-type="float">
            <text:p>3024</text:p>
          </table:table-cell>
          <table:table-cell office:value-type="float" office:value="3007" calcext:value-type="float">
            <text:p>3007</text:p>
          </table:table-cell>
          <table:table-cell office:value-type="float" office:value="3029" calcext:value-type="float">
            <text:p>3029</text:p>
          </table:table-cell>
          <table:table-cell office:value-type="float" office:value="2904" calcext:value-type="float">
            <text:p>2904</text:p>
          </table:table-cell>
          <table:table-cell office:value-type="float" office:value="2923" calcext:value-type="float">
            <text:p>2923</text:p>
          </table:table-cell>
          <table:table-cell office:value-type="float" office:value="2951" calcext:value-type="float">
            <text:p>2951</text:p>
          </table:table-cell>
          <table:table-cell office:value-type="float" office:value="3013" calcext:value-type="float">
            <text:p>3013</text:p>
          </table:table-cell>
          <table:table-cell table:number-columns-repeated="2" office:value-type="float" office:value="3024" calcext:value-type="float">
            <text:p>3024</text:p>
          </table:table-cell>
          <table:table-cell office:value-type="float" office:value="3003" calcext:value-type="float">
            <text:p>3003</text:p>
          </table:table-cell>
          <table:table-cell office:value-type="float" office:value="2954" calcext:value-type="float">
            <text:p>2954</text:p>
          </table:table-cell>
          <table:table-cell office:value-type="float" office:value="2999" calcext:value-type="float">
            <text:p>2999</text:p>
          </table:table-cell>
          <table:table-cell office:value-type="float" office:value="3023" calcext:value-type="float">
            <text:p>3023</text:p>
          </table:table-cell>
          <table:table-cell table:formula="of:=IF(COUNT([.B3:.U3])=0;&quot;---&quot;;AVERAGE([.B3:.U3]))" office:value-type="float" office:value="2994.6" calcext:value-type="float">
            <text:p>2994.60</text:p>
          </table:table-cell>
          <table:table-cell/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12396" calcext:value-type="float">
            <text:p>12396</text:p>
          </table:table-cell>
          <table:table-cell office:value-type="float" office:value="12116" calcext:value-type="float">
            <text:p>12116</text:p>
          </table:table-cell>
          <table:table-cell office:value-type="float" office:value="12370" calcext:value-type="float">
            <text:p>12370</text:p>
          </table:table-cell>
          <table:table-cell office:value-type="float" office:value="12018" calcext:value-type="float">
            <text:p>12018</text:p>
          </table:table-cell>
          <table:table-cell office:value-type="float" office:value="12958" calcext:value-type="float">
            <text:p>12958</text:p>
          </table:table-cell>
          <table:table-cell office:value-type="float" office:value="12106" calcext:value-type="float">
            <text:p>12106</text:p>
          </table:table-cell>
          <table:table-cell office:value-type="float" office:value="12626" calcext:value-type="float">
            <text:p>12626</text:p>
          </table:table-cell>
          <table:table-cell office:value-type="float" office:value="12414" calcext:value-type="float">
            <text:p>12414</text:p>
          </table:table-cell>
          <table:table-cell office:value-type="float" office:value="12776" calcext:value-type="float">
            <text:p>12776</text:p>
          </table:table-cell>
          <table:table-cell office:value-type="float" office:value="13195" calcext:value-type="float">
            <text:p>13195</text:p>
          </table:table-cell>
          <table:table-cell office:value-type="float" office:value="12133" calcext:value-type="float">
            <text:p>12133</text:p>
          </table:table-cell>
          <table:table-cell office:value-type="float" office:value="12723" calcext:value-type="float">
            <text:p>12723</text:p>
          </table:table-cell>
          <table:table-cell office:value-type="float" office:value="13173" calcext:value-type="float">
            <text:p>13173</text:p>
          </table:table-cell>
          <table:table-cell office:value-type="float" office:value="12518" calcext:value-type="float">
            <text:p>12518</text:p>
          </table:table-cell>
          <table:table-cell office:value-type="float" office:value="13131" calcext:value-type="float">
            <text:p>13131</text:p>
          </table:table-cell>
          <table:table-cell office:value-type="float" office:value="12514" calcext:value-type="float">
            <text:p>12514</text:p>
          </table:table-cell>
          <table:table-cell office:value-type="float" office:value="13206" calcext:value-type="float">
            <text:p>13206</text:p>
          </table:table-cell>
          <table:table-cell office:value-type="float" office:value="12806" calcext:value-type="float">
            <text:p>12806</text:p>
          </table:table-cell>
          <table:table-cell office:value-type="float" office:value="12212" calcext:value-type="float">
            <text:p>12212</text:p>
          </table:table-cell>
          <table:table-cell office:value-type="float" office:value="12616" calcext:value-type="float">
            <text:p>12616</text:p>
          </table:table-cell>
          <table:table-cell table:formula="of:=IF(COUNT([.B4:.U4])=0;&quot;---&quot;;AVERAGE([.B4:.U4]))" office:value-type="float" office:value="12600.35" calcext:value-type="float">
            <text:p>12600.35</text:p>
          </table:table-cell>
          <table:table-cell/>
        </table:table-row>
        <table:table-row table:style-name="ro1">
          <table:table-cell office:value-type="string" calcext:value-type="string">
            <text:p>pathfinder</text:p>
          </table:table-cell>
          <table:table-cell office:value-type="float" office:value="795" calcext:value-type="float">
            <text:p>795</text:p>
          </table:table-cell>
          <table:table-cell office:value-type="float" office:value="753" calcext:value-type="float">
            <text:p>753</text:p>
          </table:table-cell>
          <table:table-cell office:value-type="float" office:value="812" calcext:value-type="float">
            <text:p>812</text:p>
          </table:table-cell>
          <table:table-cell office:value-type="float" office:value="776" calcext:value-type="float">
            <text:p>776</text:p>
          </table:table-cell>
          <table:table-cell office:value-type="float" office:value="765" calcext:value-type="float">
            <text:p>765</text:p>
          </table:table-cell>
          <table:table-cell office:value-type="float" office:value="792" calcext:value-type="float">
            <text:p>792</text:p>
          </table:table-cell>
          <table:table-cell office:value-type="float" office:value="815" calcext:value-type="float">
            <text:p>815</text:p>
          </table:table-cell>
          <table:table-cell office:value-type="float" office:value="805" calcext:value-type="float">
            <text:p>805</text:p>
          </table:table-cell>
          <table:table-cell office:value-type="float" office:value="798" calcext:value-type="float">
            <text:p>798</text:p>
          </table:table-cell>
          <table:table-cell office:value-type="float" office:value="767" calcext:value-type="float">
            <text:p>767</text:p>
          </table:table-cell>
          <table:table-cell office:value-type="float" office:value="803" calcext:value-type="float">
            <text:p>803</text:p>
          </table:table-cell>
          <table:table-cell office:value-type="float" office:value="812" calcext:value-type="float">
            <text:p>812</text:p>
          </table:table-cell>
          <table:table-cell office:value-type="float" office:value="753" calcext:value-type="float">
            <text:p>753</text:p>
          </table:table-cell>
          <table:table-cell office:value-type="float" office:value="776" calcext:value-type="float">
            <text:p>776</text:p>
          </table:table-cell>
          <table:table-cell office:value-type="float" office:value="800" calcext:value-type="float">
            <text:p>800</text:p>
          </table:table-cell>
          <table:table-cell office:value-type="float" office:value="772" calcext:value-type="float">
            <text:p>772</text:p>
          </table:table-cell>
          <table:table-cell office:value-type="float" office:value="828" calcext:value-type="float">
            <text:p>828</text:p>
          </table:table-cell>
          <table:table-cell office:value-type="float" office:value="811" calcext:value-type="float">
            <text:p>811</text:p>
          </table:table-cell>
          <table:table-cell office:value-type="float" office:value="809" calcext:value-type="float">
            <text:p>809</text:p>
          </table:table-cell>
          <table:table-cell office:value-type="float" office:value="779" calcext:value-type="float">
            <text:p>779</text:p>
          </table:table-cell>
          <table:table-cell table:formula="of:=IF(COUNT([.B5:.U5])=0;&quot;---&quot;;AVERAGE([.B5:.U5]))" office:value-type="float" office:value="791.05" calcext:value-type="float">
            <text:p>791.05</text:p>
          </table:table-cell>
          <table:table-cell/>
        </table:table-row>
      </table:table>
      <table:table table:name="quadro" table:style-name="ta1">
        <table:table-column table:style-name="co1" table:default-cell-style-name="ce8"/>
        <table:table-column table:style-name="co2" table:number-columns-repeated="10" table:default-cell-style-name="Default"/>
        <table:table-column table:style-name="co2" table:number-columns-repeated="10" table:default-cell-style-name="ce9"/>
        <table:table-column table:style-name="co3" table:default-cell-style-name="ce9"/>
        <table:table-column table:style-name="co4" table:default-cell-style-name="Default"/>
        <table:table-row table:style-name="ro1">
          <table:table-cell table:style-name="ce7" office:value-type="string" calcext:value-type="string">
            <text:p>Kerne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Avg.</text:p>
          </table:table-cell>
          <table:table-cell table:style-name="ce7" office:value-type="string" calcext:value-type="string">
            <text:p>Obs.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float" office:value="11705.5" calcext:value-type="float">
            <text:p>11705.5</text:p>
          </table:table-cell>
          <table:table-cell office:value-type="float" office:value="11706" calcext:value-type="float">
            <text:p>11706</text:p>
          </table:table-cell>
          <table:table-cell office:value-type="float" office:value="11828" calcext:value-type="float">
            <text:p>11828</text:p>
          </table:table-cell>
          <table:table-cell office:value-type="float" office:value="11653.5" calcext:value-type="float">
            <text:p>11653.5</text:p>
          </table:table-cell>
          <table:table-cell office:value-type="float" office:value="11739" calcext:value-type="float">
            <text:p>11739</text:p>
          </table:table-cell>
          <table:table-cell office:value-type="float" office:value="11915" calcext:value-type="float">
            <text:p>11915</text:p>
          </table:table-cell>
          <table:table-cell office:value-type="float" office:value="11665" calcext:value-type="float">
            <text:p>11665</text:p>
          </table:table-cell>
          <table:table-cell office:value-type="float" office:value="11658" calcext:value-type="float">
            <text:p>11658</text:p>
          </table:table-cell>
          <table:table-cell office:value-type="float" office:value="11647.5" calcext:value-type="float">
            <text:p>11647.5</text:p>
          </table:table-cell>
          <table:table-cell office:value-type="float" office:value="11615.5" calcext:value-type="float">
            <text:p>11615.5</text:p>
          </table:table-cell>
          <table:table-cell table:number-columns-repeated="10"/>
          <table:table-cell table:formula="of:=IF(COUNT([.B2:.U2])=0;&quot;---&quot;;AVERAGE([.B2:.U2]))" office:value-type="float" office:value="11713.3" calcext:value-type="float">
            <text:p>11713.30</text:p>
          </table:table-cell>
          <table:table-cell/>
        </table:table-row>
        <table:table-row table:style-name="ro1">
          <table:table-cell office:value-type="string" calcext:value-type="string">
            <text:p>hotspot</text:p>
          </table:table-cell>
          <table:table-cell table:number-columns-repeated="3" office:value-type="float" office:value="352.5" calcext:value-type="float">
            <text:p>352.5</text:p>
          </table:table-cell>
          <table:table-cell office:value-type="float" office:value="356" calcext:value-type="float">
            <text:p>356</text:p>
          </table:table-cell>
          <table:table-cell office:value-type="float" office:value="352.5" calcext:value-type="float">
            <text:p>352.5</text:p>
          </table:table-cell>
          <table:table-cell table:number-columns-repeated="3" office:value-type="float" office:value="353.5" calcext:value-type="float">
            <text:p>353.5</text:p>
          </table:table-cell>
          <table:table-cell office:value-type="float" office:value="354" calcext:value-type="float">
            <text:p>354</text:p>
          </table:table-cell>
          <table:table-cell office:value-type="float" office:value="353.5" calcext:value-type="float">
            <text:p>353.5</text:p>
          </table:table-cell>
          <table:table-cell table:number-columns-repeated="10"/>
          <table:table-cell table:formula="of:=IF(COUNT([.B3:.U3])=0;&quot;---&quot;;AVERAGE([.B3:.U3]))" office:value-type="float" office:value="353.4" calcext:value-type="float">
            <text:p>353.40</text:p>
          </table:table-cell>
          <table:table-cell/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3133.5" calcext:value-type="float">
            <text:p>3133.5</text:p>
          </table:table-cell>
          <table:table-cell office:value-type="float" office:value="3216.5" calcext:value-type="float">
            <text:p>3216.5</text:p>
          </table:table-cell>
          <table:table-cell office:value-type="float" office:value="3119" calcext:value-type="float">
            <text:p>3119</text:p>
          </table:table-cell>
          <table:table-cell office:value-type="float" office:value="3145.5" calcext:value-type="float">
            <text:p>3145.5</text:p>
          </table:table-cell>
          <table:table-cell office:value-type="float" office:value="3132" calcext:value-type="float">
            <text:p>3132</text:p>
          </table:table-cell>
          <table:table-cell office:value-type="float" office:value="3113" calcext:value-type="float">
            <text:p>3113</text:p>
          </table:table-cell>
          <table:table-cell office:value-type="float" office:value="3139.5" calcext:value-type="float">
            <text:p>3139.5</text:p>
          </table:table-cell>
          <table:table-cell office:value-type="float" office:value="3220.5" calcext:value-type="float">
            <text:p>3220.5</text:p>
          </table:table-cell>
          <table:table-cell office:value-type="float" office:value="3146.5" calcext:value-type="float">
            <text:p>3146.5</text:p>
          </table:table-cell>
          <table:table-cell office:value-type="float" office:value="3216" calcext:value-type="float">
            <text:p>3216</text:p>
          </table:table-cell>
          <table:table-cell table:number-columns-repeated="10"/>
          <table:table-cell table:formula="of:=IF(COUNT([.B4:.U4])=0;&quot;---&quot;;AVERAGE([.B4:.U4]))" office:value-type="float" office:value="3158.2" calcext:value-type="float">
            <text:p>3158.20</text:p>
          </table:table-cell>
          <table:table-cell/>
        </table:table-row>
        <table:table-row table:style-name="ro1">
          <table:table-cell office:value-type="string" calcext:value-type="string">
            <text:p>pathfinder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5:.U5])=0;&quot;---&quot;;AVERAGE([.B5:.U5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4</text:p>
          </table:table-cell>
        </table:table-row>
      </table:table>
      <table:table table:name="gtx" table:style-name="ta1">
        <table:table-column table:style-name="co1" table:default-cell-style-name="ce8"/>
        <table:table-column table:style-name="co2" table:number-columns-repeated="10" table:default-cell-style-name="Default"/>
        <table:table-column table:style-name="co2" table:number-columns-repeated="10" table:default-cell-style-name="ce9"/>
        <table:table-column table:style-name="co3" table:default-cell-style-name="ce9"/>
        <table:table-column table:style-name="co4" table:default-cell-style-name="Default"/>
        <table:table-row table:style-name="ro1">
          <table:table-cell table:style-name="ce7" office:value-type="string" calcext:value-type="string">
            <text:p>Kerne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Avg.</text:p>
          </table:table-cell>
          <table:table-cell table:style-name="ce7" office:value-type="string" calcext:value-type="string">
            <text:p>Obs.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float" office:value="7926.5" calcext:value-type="float">
            <text:p>7926.5</text:p>
          </table:table-cell>
          <table:table-cell office:value-type="float" office:value="7861" calcext:value-type="float">
            <text:p>7861</text:p>
          </table:table-cell>
          <table:table-cell office:value-type="float" office:value="7835" calcext:value-type="float">
            <text:p>7835</text:p>
          </table:table-cell>
          <table:table-cell office:value-type="float" office:value="7874.5" calcext:value-type="float">
            <text:p>7874.5</text:p>
          </table:table-cell>
          <table:table-cell office:value-type="float" office:value="7887" calcext:value-type="float">
            <text:p>7887</text:p>
          </table:table-cell>
          <table:table-cell office:value-type="float" office:value="7880" calcext:value-type="float">
            <text:p>7880</text:p>
          </table:table-cell>
          <table:table-cell office:value-type="float" office:value="7919" calcext:value-type="float">
            <text:p>7919</text:p>
          </table:table-cell>
          <table:table-cell office:value-type="float" office:value="7929.5" calcext:value-type="float">
            <text:p>7929.5</text:p>
          </table:table-cell>
          <table:table-cell office:value-type="float" office:value="7878.5" calcext:value-type="float">
            <text:p>7878.5</text:p>
          </table:table-cell>
          <table:table-cell office:value-type="float" office:value="7890.5" calcext:value-type="float">
            <text:p>7890.5</text:p>
          </table:table-cell>
          <table:table-cell table:number-columns-repeated="10"/>
          <table:table-cell table:formula="of:=IF(COUNT([.B2:.U2])=0;&quot;---&quot;;AVERAGE([.B2:.U2]))" office:value-type="float" office:value="7888.15" calcext:value-type="float">
            <text:p>7888.15</text:p>
          </table:table-cell>
          <table:table-cell/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86.5" calcext:value-type="float">
            <text:p>86.5</text:p>
          </table:table-cell>
          <table:table-cell office:value-type="float" office:value="85.5" calcext:value-type="float">
            <text:p>85.5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86.5" calcext:value-type="float">
            <text:p>86.5</text:p>
          </table:table-cell>
          <table:table-cell office:value-type="float" office:value="85.5" calcext:value-type="float">
            <text:p>85.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5.5" calcext:value-type="float">
            <text:p>85.5</text:p>
          </table:table-cell>
          <table:table-cell table:number-columns-repeated="10"/>
          <table:table-cell table:formula="of:=IF(COUNT([.B3:.U3])=0;&quot;---&quot;;AVERAGE([.B3:.U3]))" office:value-type="float" office:value="86.35" calcext:value-type="float">
            <text:p>86.35</text:p>
          </table:table-cell>
          <table:table-cell/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554.5" calcext:value-type="float">
            <text:p>554.5</text:p>
          </table:table-cell>
          <table:table-cell office:value-type="float" office:value="560.5" calcext:value-type="float">
            <text:p>560.5</text:p>
          </table:table-cell>
          <table:table-cell office:value-type="float" office:value="556" calcext:value-type="float">
            <text:p>556</text:p>
          </table:table-cell>
          <table:table-cell office:value-type="float" office:value="562" calcext:value-type="float">
            <text:p>562</text:p>
          </table:table-cell>
          <table:table-cell office:value-type="float" office:value="556.5" calcext:value-type="float">
            <text:p>556.5</text:p>
          </table:table-cell>
          <table:table-cell office:value-type="float" office:value="553.5" calcext:value-type="float">
            <text:p>553.5</text:p>
          </table:table-cell>
          <table:table-cell office:value-type="float" office:value="552" calcext:value-type="float">
            <text:p>552</text:p>
          </table:table-cell>
          <table:table-cell office:value-type="float" office:value="552.5" calcext:value-type="float">
            <text:p>552.5</text:p>
          </table:table-cell>
          <table:table-cell office:value-type="float" office:value="555" calcext:value-type="float">
            <text:p>555</text:p>
          </table:table-cell>
          <table:table-cell office:value-type="float" office:value="557" calcext:value-type="float">
            <text:p>557</text:p>
          </table:table-cell>
          <table:table-cell table:number-columns-repeated="10"/>
          <table:table-cell table:formula="of:=IF(COUNT([.B4:.U4])=0;&quot;---&quot;;AVERAGE([.B4:.U4]))" office:value-type="float" office:value="555.95" calcext:value-type="float">
            <text:p>555.95</text:p>
          </table:table-cell>
          <table:table-cell/>
        </table:table-row>
        <table:table-row table:style-name="ro1">
          <table:table-cell office:value-type="string" calcext:value-type="string">
            <text:p>pathfinder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5:.U5])=0;&quot;---&quot;;AVERAGE([.B5:.U5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4</text:p>
          </table:table-cell>
        </table:table-row>
      </table:table>
      <table:table table:name="perf comparison" table:style-name="ta1">
        <table:table-column table:style-name="co1" table:default-cell-style-name="ce7"/>
        <table:table-column table:style-name="co3" table:number-columns-repeated="12" table:default-cell-style-name="ce9"/>
        <table:table-column table:style-name="co3" table:default-cell-style-name="ce17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Kernel</text:p>
          </table:table-cell>
          <table:table-cell table:style-name="ce7" office:value-type="string" calcext:value-type="string">
            <text:p>sv</text:p>
          </table:table-cell>
          <table:table-cell table:style-name="ce7" office:value-type="string" calcext:value-type="string">
            <text:p>a10</text:p>
          </table:table-cell>
          <table:table-cell table:style-name="ce7" office:value-type="string" calcext:value-type="string">
            <text:p>quadro</text:p>
          </table:table-cell>
          <table:table-cell table:style-name="ce7" office:value-type="string" calcext:value-type="string">
            <text:p>gtx</text:p>
          </table:table-cell>
          <table:table-cell table:style-name="ce7" office:value-type="string" calcext:value-type="string">
            <text:p>s_svq_sv</text:p>
          </table:table-cell>
          <table:table-cell table:style-name="ce7" office:value-type="string" calcext:value-type="string">
            <text:p>s_svq_q</text:p>
          </table:table-cell>
          <table:table-cell table:style-name="ce7" office:value-type="string" calcext:value-type="string">
            <text:p>s_svg_sv</text:p>
          </table:table-cell>
          <table:table-cell table:style-name="ce7" office:value-type="string" calcext:value-type="string">
            <text:p>s_svg_g</text:p>
          </table:table-cell>
          <table:table-cell table:style-name="ce7" office:value-type="string" calcext:value-type="string">
            <text:p>s_a10q_a10</text:p>
          </table:table-cell>
          <table:table-cell table:style-name="ce7" office:value-type="string" calcext:value-type="string">
            <text:p>s_a10q_q</text:p>
          </table:table-cell>
          <table:table-cell table:style-name="ce7" office:value-type="string" calcext:value-type="string">
            <text:p>s_a10g_a10</text:p>
          </table:table-cell>
          <table:table-cell table:style-name="ce7" office:value-type="string" calcext:value-type="string">
            <text:p>s_a10g_g</text:p>
          </table:table-cell>
          <table:table-cell table:style-name="ce7" office:value-type="string" calcext:value-type="string">
            <text:p>Class sv/q</text:p>
          </table:table-cell>
          <table:table-cell table:style-name="ce7" office:value-type="string" calcext:value-type="string">
            <text:p>Class sv/g</text:p>
          </table:table-cell>
          <table:table-cell table:style-name="ce7" office:value-type="string" calcext:value-type="string">
            <text:p>Class a10/q</text:p>
          </table:table-cell>
          <table:table-cell table:style-name="ce7" office:value-type="string" calcext:value-type="string">
            <text:p>Class a10/g</text:p>
          </table:table-cell>
        </table:table-row>
        <table:table-row table:style-name="ro1">
          <table:table-cell table:style-name="ce8" office:value-type="string" calcext:value-type="string">
            <text:p>nw</text:p>
          </table:table-cell>
          <table:table-cell table:formula="of:=[$sv.V2]" office:value-type="float" office:value="4024.9" calcext:value-type="float">
            <text:p>4024.90</text:p>
          </table:table-cell>
          <table:table-cell table:formula="of:=[$a10.V2]" office:value-type="string" office:string-value="---" calcext:value-type="string">
            <text:p>---</text:p>
          </table:table-cell>
          <table:table-cell table:formula="of:=[$quadro.V2]" office:value-type="float" office:value="11713.3" calcext:value-type="float">
            <text:p>11713.30</text:p>
          </table:table-cell>
          <table:table-cell table:formula="of:=[$gtx.V2]" office:value-type="float" office:value="7888.15" calcext:value-type="float">
            <text:p>7888.15</text:p>
          </table:table-cell>
          <table:table-cell table:formula="of:=IF(OR([.B2]=&quot;---&quot;;[.D2]=&quot;---&quot;);&quot;---&quot;;1-([.B2]/([.D2]+[.B2])))" office:value-type="float" office:value="0.744259191012949" calcext:value-type="float">
            <text:p>0.74</text:p>
          </table:table-cell>
          <table:table-cell table:formula="of:=IF(OR([.B2]=&quot;---&quot;;[.D2]=&quot;---&quot;);&quot;---&quot;;1-([.D2]/([.D2]+[.B2])))" office:value-type="float" office:value="0.255740808987051" calcext:value-type="float">
            <text:p>0.26</text:p>
          </table:table-cell>
          <table:table-cell table:formula="of:=IF(OR([.B2]=&quot;---&quot;;[.E2]=&quot;---&quot;);&quot;---&quot;;1-([.B2]/([.E2]+[.B2])))" office:value-type="float" office:value="0.662143615614809" calcext:value-type="float">
            <text:p>0.66</text:p>
          </table:table-cell>
          <table:table-cell table:formula="of:=IF(OR([.B2]=&quot;---&quot;;[.E2]=&quot;---&quot;);&quot;---&quot;;1-([.E2]/([.E2]+[.B2])))" office:value-type="float" office:value="0.337856384385191" calcext:value-type="float">
            <text:p>0.34</text:p>
          </table:table-cell>
          <table:table-cell table:formula="of:=IF(OR([.C2]=&quot;---&quot;;[.D2]=&quot;---&quot;);&quot;---&quot;;1-([.C2]/([.D2]+[.C2])))" office:value-type="string" office:string-value="---" calcext:value-type="string">
            <text:p>---</text:p>
          </table:table-cell>
          <table:table-cell table:formula="of:=IF(OR([.C2]=&quot;---&quot;;[.D2]=&quot;---&quot;);&quot;---&quot;;1-([.D2]/([.D2]+[.C2])))" office:value-type="string" office:string-value="---" calcext:value-type="string">
            <text:p>---</text:p>
          </table:table-cell>
          <table:table-cell table:formula="of:=IF(OR([.C2]=&quot;---&quot;;[.E2]=&quot;---&quot;);&quot;---&quot;;1-([.C2]/([.E2]+[.C2])))" office:value-type="string" office:string-value="---" calcext:value-type="string">
            <text:p>---</text:p>
          </table:table-cell>
          <table:table-cell table:formula="of:=IF(OR([.C2]=&quot;---&quot;;[.E2]=&quot;---&quot;);&quot;---&quot;;1-([.E2]/([.E2]+[.C2])))" office:value-type="string" office:string-value="---" calcext:value-type="string">
            <text:p>---</text:p>
          </table:table-cell>
          <table:table-cell table:formula="of:=IF(OR([.B2]=&quot;---&quot;;[.D2]=&quot;---&quot;);&quot;---&quot;;IF([.B2]&lt;[.D2]; &quot;FPGA&quot;; &quot;GPU&quot;))" office:value-type="string" office:string-value="FPGA" calcext:value-type="string">
            <text:p>FPGA</text:p>
          </table:table-cell>
          <table:table-cell table:formula="of:=IF(OR([.B2]=&quot;---&quot;;[.E2]=&quot;---&quot;);&quot;---&quot;;IF([.B2]&lt;[.E2]; &quot;FPGA&quot;; &quot;GPU&quot;))" office:value-type="string" office:string-value="FPGA" calcext:value-type="string">
            <text:p>FPGA</text:p>
          </table:table-cell>
          <table:table-cell table:formula="of:=IF(OR([.C2]=&quot;---&quot;;[.D2]=&quot;---&quot;);&quot;---&quot;;IF([.C2]&lt;[.D2]; &quot;FPGA&quot;; &quot;GPU&quot;))" office:value-type="string" office:string-value="---" calcext:value-type="string">
            <text:p>---</text:p>
          </table:table-cell>
          <table:table-cell table:formula="of:=IF(OR([.C2]=&quot;---&quot;;[.E2]=&quot;---&quot;);&quot;---&quot;;IF([.C2]&lt;[.E2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table:style-name="ce8" office:value-type="string" calcext:value-type="string">
            <text:p>hotspot</text:p>
          </table:table-cell>
          <table:table-cell table:formula="of:=[$sv.V3]" office:value-type="float" office:value="2381.8" calcext:value-type="float">
            <text:p>2381.80</text:p>
          </table:table-cell>
          <table:table-cell table:formula="of:=[$a10.V3]" office:value-type="float" office:value="2994.6" calcext:value-type="float">
            <text:p>2994.60</text:p>
          </table:table-cell>
          <table:table-cell table:formula="of:=[$quadro.V3]" office:value-type="float" office:value="353.4" calcext:value-type="float">
            <text:p>353.40</text:p>
          </table:table-cell>
          <table:table-cell table:formula="of:=[$gtx.V3]" office:value-type="float" office:value="86.35" calcext:value-type="float">
            <text:p>86.35</text:p>
          </table:table-cell>
          <table:table-cell table:formula="of:=IF(OR([.B3]=&quot;---&quot;;[.D3]=&quot;---&quot;);&quot;---&quot;;1-([.B3]/([.D3]+[.B3])))" office:value-type="float" office:value="0.12920444574437" calcext:value-type="float">
            <text:p>0.13</text:p>
          </table:table-cell>
          <table:table-cell table:formula="of:=IF(OR([.B3]=&quot;---&quot;;[.D3]=&quot;---&quot;);&quot;---&quot;;1-([.D3]/([.D3]+[.B3])))" office:value-type="float" office:value="0.87079555425563" calcext:value-type="float">
            <text:p>0.87</text:p>
          </table:table-cell>
          <table:table-cell table:formula="of:=IF(OR([.B3]=&quot;---&quot;;[.E3]=&quot;---&quot;);&quot;---&quot;;1-([.B3]/([.E3]+[.B3])))" office:value-type="float" office:value="0.0349857180479306" calcext:value-type="float">
            <text:p>0.03</text:p>
          </table:table-cell>
          <table:table-cell table:formula="of:=IF(OR([.B3]=&quot;---&quot;;[.E3]=&quot;---&quot;);&quot;---&quot;;1-([.E3]/([.E3]+[.B3])))" office:value-type="float" office:value="0.965014281952069" calcext:value-type="float">
            <text:p>0.97</text:p>
          </table:table-cell>
          <table:table-cell table:formula="of:=IF(OR([.C3]=&quot;---&quot;;[.D3]=&quot;---&quot;);&quot;---&quot;;1-([.C3]/([.D3]+[.C3])))" office:value-type="float" office:value="0.105555555555556" calcext:value-type="float">
            <text:p>0.11</text:p>
          </table:table-cell>
          <table:table-cell table:formula="of:=IF(OR([.C3]=&quot;---&quot;;[.D3]=&quot;---&quot;);&quot;---&quot;;1-([.D3]/([.D3]+[.C3])))" office:value-type="float" office:value="0.894444444444444" calcext:value-type="float">
            <text:p>0.89</text:p>
          </table:table-cell>
          <table:table-cell table:formula="of:=IF(OR([.C3]=&quot;---&quot;;[.E3]=&quot;---&quot;);&quot;---&quot;;1-([.C3]/([.E3]+[.C3])))" office:value-type="float" office:value="0.0280270695726967" calcext:value-type="float">
            <text:p>0.03</text:p>
          </table:table-cell>
          <table:table-cell table:formula="of:=IF(OR([.C3]=&quot;---&quot;;[.E3]=&quot;---&quot;);&quot;---&quot;;1-([.E3]/([.E3]+[.C3])))" office:value-type="float" office:value="0.971972930427303" calcext:value-type="float">
            <text:p>0.97</text:p>
          </table:table-cell>
          <table:table-cell table:formula="of:=IF(OR([.B3]=&quot;---&quot;;[.D3]=&quot;---&quot;);&quot;---&quot;;IF([.B3]&lt;[.D3]; &quot;FPGA&quot;; &quot;GPU&quot;))" office:value-type="string" office:string-value="GPU" calcext:value-type="string">
            <text:p>GPU</text:p>
          </table:table-cell>
          <table:table-cell table:formula="of:=IF(OR([.B3]=&quot;---&quot;;[.E3]=&quot;---&quot;);&quot;---&quot;;IF([.B3]&lt;[.E3]; &quot;FPGA&quot;; &quot;GPU&quot;))" office:value-type="string" office:string-value="GPU" calcext:value-type="string">
            <text:p>GPU</text:p>
          </table:table-cell>
          <table:table-cell table:formula="of:=IF(OR([.C3]=&quot;---&quot;;[.D3]=&quot;---&quot;);&quot;---&quot;;IF([.C3]&lt;[.D3]; &quot;FPGA&quot;; &quot;GPU&quot;))" office:value-type="string" office:string-value="GPU" calcext:value-type="string">
            <text:p>GPU</text:p>
          </table:table-cell>
          <table:table-cell table:formula="of:=IF(OR([.C3]=&quot;---&quot;;[.E3]=&quot;---&quot;);&quot;---&quot;;IF([.C3]&lt;[.E3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table:style-name="ce8" office:value-type="string" calcext:value-type="string">
            <text:p>hotspot3D</text:p>
          </table:table-cell>
          <table:table-cell table:formula="of:=[$sv.V4]" office:value-type="float" office:value="10934.3" calcext:value-type="float">
            <text:p>10934.30</text:p>
          </table:table-cell>
          <table:table-cell table:formula="of:=[$a10.V4]" office:value-type="float" office:value="12600.35" calcext:value-type="float">
            <text:p>12600.35</text:p>
          </table:table-cell>
          <table:table-cell table:formula="of:=[$quadro.V4]" office:value-type="float" office:value="3158.2" calcext:value-type="float">
            <text:p>3158.20</text:p>
          </table:table-cell>
          <table:table-cell table:formula="of:=[$gtx.V4]" office:value-type="float" office:value="555.95" calcext:value-type="float">
            <text:p>555.95</text:p>
          </table:table-cell>
          <table:table-cell table:formula="of:=IF(OR([.B4]=&quot;---&quot;;[.D4]=&quot;---&quot;);&quot;---&quot;;1-([.B4]/([.D4]+[.B4])))" office:value-type="float" office:value="0.224105020400922" calcext:value-type="float">
            <text:p>0.22</text:p>
          </table:table-cell>
          <table:table-cell table:formula="of:=IF(OR([.B4]=&quot;---&quot;;[.D4]=&quot;---&quot;);&quot;---&quot;;1-([.D4]/([.D4]+[.B4])))" office:value-type="float" office:value="0.775894979599078" calcext:value-type="float">
            <text:p>0.78</text:p>
          </table:table-cell>
          <table:table-cell table:formula="of:=IF(OR([.B4]=&quot;---&quot;;[.E4]=&quot;---&quot;);&quot;---&quot;;1-([.B4]/([.E4]+[.B4])))" office:value-type="float" office:value="0.0483844999020909" calcext:value-type="float">
            <text:p>0.05</text:p>
          </table:table-cell>
          <table:table-cell table:formula="of:=IF(OR([.B4]=&quot;---&quot;;[.E4]=&quot;---&quot;);&quot;---&quot;;1-([.E4]/([.E4]+[.B4])))" office:value-type="float" office:value="0.951615500097909" calcext:value-type="float">
            <text:p>0.95</text:p>
          </table:table-cell>
          <table:table-cell table:formula="of:=IF(OR([.C4]=&quot;---&quot;;[.D4]=&quot;---&quot;);&quot;---&quot;;1-([.C4]/([.D4]+[.C4])))" office:value-type="float" office:value="0.20041183992182" calcext:value-type="float">
            <text:p>0.20</text:p>
          </table:table-cell>
          <table:table-cell table:formula="of:=IF(OR([.C4]=&quot;---&quot;;[.D4]=&quot;---&quot;);&quot;---&quot;;1-([.D4]/([.D4]+[.C4])))" office:value-type="float" office:value="0.79958816007818" calcext:value-type="float">
            <text:p>0.80</text:p>
          </table:table-cell>
          <table:table-cell table:formula="of:=IF(OR([.C4]=&quot;---&quot;;[.E4]=&quot;---&quot;);&quot;---&quot;;1-([.C4]/([.E4]+[.C4])))" office:value-type="float" office:value="0.0422573215873765" calcext:value-type="float">
            <text:p>0.04</text:p>
          </table:table-cell>
          <table:table-cell table:formula="of:=IF(OR([.C4]=&quot;---&quot;;[.E4]=&quot;---&quot;);&quot;---&quot;;1-([.E4]/([.E4]+[.C4])))" office:value-type="float" office:value="0.957742678412624" calcext:value-type="float">
            <text:p>0.96</text:p>
          </table:table-cell>
          <table:table-cell table:formula="of:=IF(OR([.B4]=&quot;---&quot;;[.D4]=&quot;---&quot;);&quot;---&quot;;IF([.B4]&lt;[.D4]; &quot;FPGA&quot;; &quot;GPU&quot;))" office:value-type="string" office:string-value="GPU" calcext:value-type="string">
            <text:p>GPU</text:p>
          </table:table-cell>
          <table:table-cell table:formula="of:=IF(OR([.B4]=&quot;---&quot;;[.E4]=&quot;---&quot;);&quot;---&quot;;IF([.B4]&lt;[.E4]; &quot;FPGA&quot;; &quot;GPU&quot;))" office:value-type="string" office:string-value="GPU" calcext:value-type="string">
            <text:p>GPU</text:p>
          </table:table-cell>
          <table:table-cell table:formula="of:=IF(OR([.C4]=&quot;---&quot;;[.D4]=&quot;---&quot;);&quot;---&quot;;IF([.C4]&lt;[.D4]; &quot;FPGA&quot;; &quot;GPU&quot;))" office:value-type="string" office:string-value="GPU" calcext:value-type="string">
            <text:p>GPU</text:p>
          </table:table-cell>
          <table:table-cell table:formula="of:=IF(OR([.C4]=&quot;---&quot;;[.E4]=&quot;---&quot;);&quot;---&quot;;IF([.C4]&lt;[.E4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table:style-name="ce8" office:value-type="string" calcext:value-type="string">
            <text:p>pathfinder</text:p>
          </table:table-cell>
          <table:table-cell table:formula="of:=[$sv.V5]" office:value-type="float" office:value="827.3" calcext:value-type="float">
            <text:p>827.30</text:p>
          </table:table-cell>
          <table:table-cell table:formula="of:=[$a10.V5]" office:value-type="float" office:value="791.05" calcext:value-type="float">
            <text:p>791.05</text:p>
          </table:table-cell>
          <table:table-cell table:formula="of:=[$quadro.V5]" office:value-type="string" office:string-value="---" calcext:value-type="string">
            <text:p>---</text:p>
          </table:table-cell>
          <table:table-cell table:formula="of:=[$gtx.V5]" office:value-type="string" office:string-value="---" calcext:value-type="string">
            <text:p>---</text:p>
          </table:table-cell>
          <table:table-cell table:formula="of:=IF(OR([.B5]=&quot;---&quot;;[.D5]=&quot;---&quot;);&quot;---&quot;;1-([.B5]/([.D5]+[.B5])))" office:value-type="string" office:string-value="---" calcext:value-type="string">
            <text:p>---</text:p>
          </table:table-cell>
          <table:table-cell table:formula="of:=IF(OR([.B5]=&quot;---&quot;;[.D5]=&quot;---&quot;);&quot;---&quot;;1-([.D5]/([.D5]+[.B5])))" office:value-type="string" office:string-value="---" calcext:value-type="string">
            <text:p>---</text:p>
          </table:table-cell>
          <table:table-cell table:formula="of:=IF(OR([.B5]=&quot;---&quot;;[.E5]=&quot;---&quot;);&quot;---&quot;;1-([.B5]/([.E5]+[.B5])))" office:value-type="string" office:string-value="---" calcext:value-type="string">
            <text:p>---</text:p>
          </table:table-cell>
          <table:table-cell table:formula="of:=IF(OR([.B5]=&quot;---&quot;;[.E5]=&quot;---&quot;);&quot;---&quot;;1-([.E5]/([.E5]+[.B5])))" office:value-type="string" office:string-value="---" calcext:value-type="string">
            <text:p>---</text:p>
          </table:table-cell>
          <table:table-cell table:formula="of:=IF(OR([.C5]=&quot;---&quot;;[.D5]=&quot;---&quot;);&quot;---&quot;;1-([.C5]/([.D5]+[.C5])))" office:value-type="string" office:string-value="---" calcext:value-type="string">
            <text:p>---</text:p>
          </table:table-cell>
          <table:table-cell table:formula="of:=IF(OR([.C5]=&quot;---&quot;;[.D5]=&quot;---&quot;);&quot;---&quot;;1-([.D5]/([.D5]+[.C5])))" office:value-type="string" office:string-value="---" calcext:value-type="string">
            <text:p>---</text:p>
          </table:table-cell>
          <table:table-cell table:formula="of:=IF(OR([.C5]=&quot;---&quot;;[.E5]=&quot;---&quot;);&quot;---&quot;;1-([.C5]/([.E5]+[.C5])))" office:value-type="string" office:string-value="---" calcext:value-type="string">
            <text:p>---</text:p>
          </table:table-cell>
          <table:table-cell table:formula="of:=IF(OR([.C5]=&quot;---&quot;;[.E5]=&quot;---&quot;);&quot;---&quot;;1-([.E5]/([.E5]+[.C5])))" office:value-type="string" office:string-value="---" calcext:value-type="string">
            <text:p>---</text:p>
          </table:table-cell>
          <table:table-cell table:formula="of:=IF(OR([.B5]=&quot;---&quot;;[.D5]=&quot;---&quot;);&quot;---&quot;;IF([.B5]&lt;[.D5]; &quot;FPGA&quot;; &quot;GPU&quot;))" office:value-type="string" office:string-value="---" calcext:value-type="string">
            <text:p>---</text:p>
          </table:table-cell>
          <table:table-cell table:formula="of:=IF(OR([.B5]=&quot;---&quot;;[.E5]=&quot;---&quot;);&quot;---&quot;;IF([.B5]&lt;[.E5]; &quot;FPGA&quot;; &quot;GPU&quot;))" office:value-type="string" office:string-value="---" calcext:value-type="string">
            <text:p>---</text:p>
          </table:table-cell>
          <table:table-cell table:formula="of:=IF(OR([.C5]=&quot;---&quot;;[.D5]=&quot;---&quot;);&quot;---&quot;;IF([.C5]&lt;[.D5]; &quot;FPGA&quot;; &quot;GPU&quot;))" office:value-type="string" office:string-value="---" calcext:value-type="string">
            <text:p>---</text:p>
          </table:table-cell>
          <table:table-cell table:formula="of:=IF(OR([.C5]=&quot;---&quot;;[.E5]=&quot;---&quot;);&quot;---&quot;;IF([.C5]&lt;[.E5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Avg. Dist</text:p>
          </table:table-cell>
          <table:table-cell table:style-name="ce16" table:number-columns-repeated="4"/>
          <table:table-cell table:formula="of:=AVERAGE([.F2:.F5])" office:value-type="float" office:value="0.365856219052747" calcext:value-type="float">
            <text:p>0.37</text:p>
          </table:table-cell>
          <table:table-cell table:formula="of:=AVERAGE([.G2:.G5])" office:value-type="float" office:value="0.634143780947253" calcext:value-type="float">
            <text:p>0.63</text:p>
          </table:table-cell>
          <table:table-cell table:formula="of:=AVERAGE([.H2:.H5])" office:value-type="float" office:value="0.248504611188277" calcext:value-type="float">
            <text:p>0.25</text:p>
          </table:table-cell>
          <table:table-cell table:formula="of:=AVERAGE([.I2:.I5])" office:value-type="float" office:value="0.751495388811723" calcext:value-type="float">
            <text:p>0.75</text:p>
          </table:table-cell>
          <table:table-cell table:formula="of:=AVERAGE([.J2:.J5])" office:value-type="float" office:value="0.152983697738688" calcext:value-type="float">
            <text:p>0.15</text:p>
          </table:table-cell>
          <table:table-cell table:formula="of:=AVERAGE([.K2:.K5])" office:value-type="float" office:value="0.847016302261312" calcext:value-type="float">
            <text:p>0.85</text:p>
          </table:table-cell>
          <table:table-cell table:formula="of:=AVERAGE([.L2:.L5])" office:value-type="float" office:value="0.0351421955800366" calcext:value-type="float">
            <text:p>0.04</text:p>
          </table:table-cell>
          <table:table-cell table:formula="of:=AVERAGE([.M2:.M5])" office:value-type="float" office:value="0.964857804419963" calcext:value-type="float">
            <text:p>0.96</text:p>
          </table:table-cell>
          <table:table-cell table:style-name="ce16" table:number-columns-repeated="4"/>
        </table:table-row>
        <table:table-row table:style-name="ro1">
          <table:table-cell office:value-type="string" calcext:value-type="string">
            <text:p># FPGA</text:p>
          </table:table-cell>
          <table:table-cell table:style-name="ce16" table:number-columns-repeated="12"/>
          <table:table-cell table:style-name="ce18" table:formula="of:=COUNTIF([.N2:.N5];&quot;FPGA&quot;)" office:value-type="float" office:value="1" calcext:value-type="float">
            <text:p>1</text:p>
          </table:table-cell>
          <table:table-cell table:style-name="ce18" table:formula="of:=COUNTIF([.O2:.O5];&quot;FPGA&quot;)" office:value-type="float" office:value="1" calcext:value-type="float">
            <text:p>1</text:p>
          </table:table-cell>
          <table:table-cell table:style-name="ce18" table:formula="of:=COUNTIF([.P2:.P5];&quot;FPGA&quot;)" office:value-type="float" office:value="0" calcext:value-type="float">
            <text:p>0</text:p>
          </table:table-cell>
          <table:table-cell table:style-name="ce18" table:formula="of:=COUNTIF([.Q2:.Q5];&quot;FPGA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GPU</text:p>
          </table:table-cell>
          <table:table-cell table:style-name="ce16" table:number-columns-repeated="12"/>
          <table:table-cell table:style-name="ce18" table:formula="of:=COUNTIF([.N2:.N5];&quot;GPU&quot;)" office:value-type="float" office:value="2" calcext:value-type="float">
            <text:p>2</text:p>
          </table:table-cell>
          <table:table-cell table:style-name="ce18" table:formula="of:=COUNTIF([.O2:.O5];&quot;GPU&quot;)" office:value-type="float" office:value="2" calcext:value-type="float">
            <text:p>2</text:p>
          </table:table-cell>
          <table:table-cell table:style-name="ce18" table:formula="of:=COUNTIF([.P2:.P5];&quot;GPU&quot;)" office:value-type="float" office:value="2" calcext:value-type="float">
            <text:p>2</text:p>
          </table:table-cell>
          <table:table-cell table:style-name="ce18" table:formula="of:=COUNTIF([.Q2:.Q5];&quot;GPU&quot;)" office:value-type="float" office:value="2" calcext:value-type="float">
            <text:p>2</text:p>
          </table:table-cell>
        </table:table-row>
      </table:table>
      <table:table table:name="power comparison" table:style-name="ta1">
        <table:table-column table:style-name="co1" table:default-cell-style-name="Default"/>
        <table:table-column table:style-name="co3" table:number-columns-repeated="21" table:default-cell-style-name="Default"/>
        <table:table-row table:style-name="ro1">
          <table:table-cell table:style-name="ce7" office:value-type="string" calcext:value-type="string">
            <text:p>Kernel</text:p>
          </table:table-cell>
          <table:table-cell table:style-name="ce7" office:value-type="string" calcext:value-type="string">
            <text:p>sv</text:p>
          </table:table-cell>
          <table:table-cell table:style-name="ce7" office:value-type="string" calcext:value-type="string">
            <text:p>a10</text:p>
          </table:table-cell>
          <table:table-cell table:style-name="ce7" office:value-type="string" calcext:value-type="string">
            <text:p>quadro</text:p>
          </table:table-cell>
          <table:table-cell table:style-name="ce7" office:value-type="string" calcext:value-type="string">
            <text:p>gtx</text:p>
          </table:table-cell>
          <table:table-cell table:style-name="ce7" office:value-type="string" calcext:value-type="string">
            <text:p>s_svq_sv</text:p>
          </table:table-cell>
          <table:table-cell table:style-name="ce7" office:value-type="string" calcext:value-type="string">
            <text:p>s_svq_q</text:p>
          </table:table-cell>
          <table:table-cell table:style-name="ce7" office:value-type="string" calcext:value-type="string">
            <text:p>s_svg_sv</text:p>
          </table:table-cell>
          <table:table-cell table:style-name="ce7" office:value-type="string" calcext:value-type="string">
            <text:p>s_svg_g</text:p>
          </table:table-cell>
          <table:table-cell table:style-name="ce7" office:value-type="string" calcext:value-type="string">
            <text:p>s_a10q_a10</text:p>
          </table:table-cell>
          <table:table-cell table:style-name="ce7" office:value-type="string" calcext:value-type="string">
            <text:p>s_a10q_q</text:p>
          </table:table-cell>
          <table:table-cell table:style-name="ce7" office:value-type="string" calcext:value-type="string">
            <text:p>s_a10g_a10</text:p>
          </table:table-cell>
          <table:table-cell table:style-name="ce7" office:value-type="string" calcext:value-type="string">
            <text:p>s_a10g_g</text:p>
          </table:table-cell>
          <table:table-cell table:style-name="ce7" office:value-type="string" calcext:value-type="string">
            <text:p>Class sv/q</text:p>
          </table:table-cell>
          <table:table-cell table:style-name="ce7" office:value-type="string" calcext:value-type="string">
            <text:p>Class sv/g</text:p>
          </table:table-cell>
          <table:table-cell table:style-name="ce7" office:value-type="string" calcext:value-type="string">
            <text:p>Class a10/q</text:p>
          </table:table-cell>
          <table:table-cell table:style-name="ce7" office:value-type="string" calcext:value-type="string">
            <text:p>Class a10/g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nw</text:p>
          </table:table-cell>
          <table:table-cell table:style-name="ce9" table:formula="of:=IF([$sv.V2]=&quot;---&quot;;&quot;---&quot;;[$sv.V2]*[.$V12])" office:value-type="float" office:value="100622.5" calcext:value-type="float">
            <text:p>100622.50</text:p>
          </table:table-cell>
          <table:table-cell table:style-name="ce9" table:formula="of:=IF([$a10.V2]=&quot;---&quot;;&quot;---&quot;;[$a10.V2]*[.$V13])" office:value-type="string" office:string-value="---" calcext:value-type="string">
            <text:p>---</text:p>
          </table:table-cell>
          <table:table-cell table:style-name="ce9" table:formula="of:=IF([$quadro.V2]=&quot;---&quot;;&quot;---&quot;;[$quadro.V2]*[.$V14])" office:value-type="float" office:value="480245.3" calcext:value-type="float">
            <text:p>480245.30</text:p>
          </table:table-cell>
          <table:table-cell table:style-name="ce9" table:formula="of:=IF([$gtx.V2]=&quot;---&quot;;&quot;---&quot;;[$gtx.V2]*[.$V15])" office:value-type="float" office:value="1301544.75" calcext:value-type="float">
            <text:p>1301544.75</text:p>
          </table:table-cell>
          <table:table-cell table:style-name="ce9" table:formula="of:=IF(OR([.B2]=&quot;---&quot;;[.D2]=&quot;---&quot;);&quot;---&quot;;1-([.B2]/([.D2]+[.B2])))" office:value-type="float" office:value="0.826772115789514" calcext:value-type="float">
            <text:p>0.83</text:p>
          </table:table-cell>
          <table:table-cell table:style-name="ce9" table:formula="of:=IF(OR([.B2]=&quot;---&quot;;[.D2]=&quot;---&quot;);&quot;---&quot;;1-([.D2]/([.D2]+[.B2])))" office:value-type="float" office:value="0.173227884210487" calcext:value-type="float">
            <text:p>0.17</text:p>
          </table:table-cell>
          <table:table-cell table:style-name="ce9" table:formula="of:=IF(OR([.B2]=&quot;---&quot;;[.E2]=&quot;---&quot;);&quot;---&quot;;1-([.B2]/([.E2]+[.B2])))" office:value-type="float" office:value="0.928237876045101" calcext:value-type="float">
            <text:p>0.93</text:p>
          </table:table-cell>
          <table:table-cell table:style-name="ce9" table:formula="of:=IF(OR([.B2]=&quot;---&quot;;[.E2]=&quot;---&quot;);&quot;---&quot;;1-([.E2]/([.E2]+[.B2])))" office:value-type="float" office:value="0.0717621239548991" calcext:value-type="float">
            <text:p>0.07</text:p>
          </table:table-cell>
          <table:table-cell table:style-name="ce9" table:formula="of:=IF(OR([.C2]=&quot;---&quot;;[.D2]=&quot;---&quot;);&quot;---&quot;;1-([.C2]/([.D2]+[.C2])))" office:value-type="string" office:string-value="---" calcext:value-type="string">
            <text:p>---</text:p>
          </table:table-cell>
          <table:table-cell table:style-name="ce9" table:formula="of:=IF(OR([.C2]=&quot;---&quot;;[.D2]=&quot;---&quot;);&quot;---&quot;;1-([.D2]/([.D2]+[.C2])))" office:value-type="string" office:string-value="---" calcext:value-type="string">
            <text:p>---</text:p>
          </table:table-cell>
          <table:table-cell table:style-name="ce9" table:formula="of:=IF(OR([.C2]=&quot;---&quot;;[.E2]=&quot;---&quot;);&quot;---&quot;;1-([.C2]/([.E2]+[.C2])))" office:value-type="string" office:string-value="---" calcext:value-type="string">
            <text:p>---</text:p>
          </table:table-cell>
          <table:table-cell table:style-name="ce9" table:formula="of:=IF(OR([.C2]=&quot;---&quot;;[.E2]=&quot;---&quot;);&quot;---&quot;;1-([.E2]/([.E2]+[.C2])))" office:value-type="string" office:string-value="---" calcext:value-type="string">
            <text:p>---</text:p>
          </table:table-cell>
          <table:table-cell table:style-name="ce17" table:formula="of:=IF(OR([.B2]=&quot;---&quot;;[.D2]=&quot;---&quot;);&quot;---&quot;;IF([.B2]&lt;[.D2]; &quot;FPGA&quot;; &quot;GPU&quot;))" office:value-type="string" office:string-value="FPGA" calcext:value-type="string">
            <text:p>FPGA</text:p>
          </table:table-cell>
          <table:table-cell table:formula="of:=IF(OR([.B2]=&quot;---&quot;;[.E2]=&quot;---&quot;);&quot;---&quot;;IF([.B2]&lt;[.E2]; &quot;FPGA&quot;; &quot;GPU&quot;))" office:value-type="string" office:string-value="FPGA" calcext:value-type="string">
            <text:p>FPGA</text:p>
          </table:table-cell>
          <table:table-cell table:formula="of:=IF(OR([.C2]=&quot;---&quot;;[.D2]=&quot;---&quot;);&quot;---&quot;;IF([.C2]&lt;[.D2]; &quot;FPGA&quot;; &quot;GPU&quot;))" office:value-type="string" office:string-value="---" calcext:value-type="string">
            <text:p>---</text:p>
          </table:table-cell>
          <table:table-cell table:formula="of:=IF(OR([.C2]=&quot;---&quot;;[.E2]=&quot;---&quot;);&quot;---&quot;;IF([.C2]&lt;[.E2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hotspot</text:p>
          </table:table-cell>
          <table:table-cell table:style-name="ce9" table:formula="of:=IF([$sv.V3]=&quot;---&quot;;&quot;---&quot;;[$sv.V3]*[.$V12])" office:value-type="float" office:value="59545" calcext:value-type="float">
            <text:p>59545.00</text:p>
          </table:table-cell>
          <table:table-cell table:style-name="ce9" table:formula="of:=IF([$a10.V3]=&quot;---&quot;;&quot;---&quot;;[$a10.V3]*[.$V13])" office:value-type="float" office:value="89838" calcext:value-type="float">
            <text:p>89838.00</text:p>
          </table:table-cell>
          <table:table-cell table:style-name="ce9" table:formula="of:=IF([$quadro.V3]=&quot;---&quot;;&quot;---&quot;;[$quadro.V3]*[.$V14])" office:value-type="float" office:value="14489.4" calcext:value-type="float">
            <text:p>14489.40</text:p>
          </table:table-cell>
          <table:table-cell table:style-name="ce9" table:formula="of:=IF([$gtx.V3]=&quot;---&quot;;&quot;---&quot;;[$gtx.V3]*[.$V15])" office:value-type="float" office:value="14247.75" calcext:value-type="float">
            <text:p>14247.75</text:p>
          </table:table-cell>
          <table:table-cell table:style-name="ce9" table:formula="of:=IF(OR([.B3]=&quot;---&quot;;[.D3]=&quot;---&quot;);&quot;---&quot;;1-([.B3]/([.D3]+[.B3])))" office:value-type="float" office:value="0.195711723198945" calcext:value-type="float">
            <text:p>0.20</text:p>
          </table:table-cell>
          <table:table-cell table:style-name="ce9" table:formula="of:=IF(OR([.B3]=&quot;---&quot;;[.D3]=&quot;---&quot;);&quot;---&quot;;1-([.D3]/([.D3]+[.B3])))" office:value-type="float" office:value="0.804288276801055" calcext:value-type="float">
            <text:p>0.80</text:p>
          </table:table-cell>
          <table:table-cell table:style-name="ce9" table:formula="of:=IF(OR([.B3]=&quot;---&quot;;[.E3]=&quot;---&quot;);&quot;---&quot;;1-([.B3]/([.E3]+[.B3])))" office:value-type="float" office:value="0.193077910770367" calcext:value-type="float">
            <text:p>0.19</text:p>
          </table:table-cell>
          <table:table-cell table:style-name="ce9" table:formula="of:=IF(OR([.B3]=&quot;---&quot;;[.E3]=&quot;---&quot;);&quot;---&quot;;1-([.E3]/([.E3]+[.B3])))" office:value-type="float" office:value="0.806922089229633" calcext:value-type="float">
            <text:p>0.81</text:p>
          </table:table-cell>
          <table:table-cell table:style-name="ce9" table:formula="of:=IF(OR([.C3]=&quot;---&quot;;[.D3]=&quot;---&quot;);&quot;---&quot;;1-([.C3]/([.D3]+[.C3])))" office:value-type="float" office:value="0.138883936530576" calcext:value-type="float">
            <text:p>0.14</text:p>
          </table:table-cell>
          <table:table-cell table:style-name="ce9" table:formula="of:=IF(OR([.C3]=&quot;---&quot;;[.D3]=&quot;---&quot;);&quot;---&quot;;1-([.D3]/([.D3]+[.C3])))" office:value-type="float" office:value="0.861116063469424" calcext:value-type="float">
            <text:p>0.86</text:p>
          </table:table-cell>
          <table:table-cell table:style-name="ce9" table:formula="of:=IF(OR([.C3]=&quot;---&quot;;[.E3]=&quot;---&quot;);&quot;---&quot;;1-([.C3]/([.E3]+[.C3])))" office:value-type="float" office:value="0.136884732059864" calcext:value-type="float">
            <text:p>0.14</text:p>
          </table:table-cell>
          <table:table-cell table:style-name="ce9" table:formula="of:=IF(OR([.C3]=&quot;---&quot;;[.E3]=&quot;---&quot;);&quot;---&quot;;1-([.E3]/([.E3]+[.C3])))" office:value-type="float" office:value="0.863115267940136" calcext:value-type="float">
            <text:p>0.86</text:p>
          </table:table-cell>
          <table:table-cell table:style-name="ce17" table:formula="of:=IF(OR([.B3]=&quot;---&quot;;[.D3]=&quot;---&quot;);&quot;---&quot;;IF([.B3]&lt;[.D3]; &quot;FPGA&quot;; &quot;GPU&quot;))" office:value-type="string" office:string-value="GPU" calcext:value-type="string">
            <text:p>GPU</text:p>
          </table:table-cell>
          <table:table-cell table:formula="of:=IF(OR([.B3]=&quot;---&quot;;[.E3]=&quot;---&quot;);&quot;---&quot;;IF([.B3]&lt;[.E3]; &quot;FPGA&quot;; &quot;GPU&quot;))" office:value-type="string" office:string-value="GPU" calcext:value-type="string">
            <text:p>GPU</text:p>
          </table:table-cell>
          <table:table-cell table:formula="of:=IF(OR([.C3]=&quot;---&quot;;[.D3]=&quot;---&quot;);&quot;---&quot;;IF([.C3]&lt;[.D3]; &quot;FPGA&quot;; &quot;GPU&quot;))" office:value-type="string" office:string-value="GPU" calcext:value-type="string">
            <text:p>GPU</text:p>
          </table:table-cell>
          <table:table-cell table:formula="of:=IF(OR([.C3]=&quot;---&quot;;[.E3]=&quot;---&quot;);&quot;---&quot;;IF([.C3]&lt;[.E3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hotspot3D</text:p>
          </table:table-cell>
          <table:table-cell table:style-name="ce9" table:formula="of:=IF([$sv.V4]=&quot;---&quot;;&quot;---&quot;;[$sv.V4]*[.$V12])" office:value-type="float" office:value="273357.5" calcext:value-type="float">
            <text:p>273357.50</text:p>
          </table:table-cell>
          <table:table-cell table:style-name="ce9" table:formula="of:=IF([$a10.V4]=&quot;---&quot;;&quot;---&quot;;[$a10.V4]*[.$V13])" office:value-type="float" office:value="378010.5" calcext:value-type="float">
            <text:p>378010.50</text:p>
          </table:table-cell>
          <table:table-cell table:style-name="ce9" table:formula="of:=IF([$quadro.V4]=&quot;---&quot;;&quot;---&quot;;[$quadro.V4]*[.$V14])" office:value-type="float" office:value="129486.2" calcext:value-type="float">
            <text:p>129486.20</text:p>
          </table:table-cell>
          <table:table-cell table:style-name="ce9" table:formula="of:=IF([$gtx.V4]=&quot;---&quot;;&quot;---&quot;;[$gtx.V4]*[.$V15])" office:value-type="float" office:value="91731.75" calcext:value-type="float">
            <text:p>91731.75</text:p>
          </table:table-cell>
          <table:table-cell table:style-name="ce9" table:formula="of:=IF(OR([.B4]=&quot;---&quot;;[.D4]=&quot;---&quot;);&quot;---&quot;;1-([.B4]/([.D4]+[.B4])))" office:value-type="float" office:value="0.321430371134015" calcext:value-type="float">
            <text:p>0.32</text:p>
          </table:table-cell>
          <table:table-cell table:style-name="ce9" table:formula="of:=IF(OR([.B4]=&quot;---&quot;;[.D4]=&quot;---&quot;);&quot;---&quot;;1-([.D4]/([.D4]+[.B4])))" office:value-type="float" office:value="0.678569628865985" calcext:value-type="float">
            <text:p>0.68</text:p>
          </table:table-cell>
          <table:table-cell table:style-name="ce9" table:formula="of:=IF(OR([.B4]=&quot;---&quot;;[.E4]=&quot;---&quot;);&quot;---&quot;;1-([.B4]/([.E4]+[.B4])))" office:value-type="float" office:value="0.251258425165901" calcext:value-type="float">
            <text:p>0.25</text:p>
          </table:table-cell>
          <table:table-cell table:style-name="ce9" table:formula="of:=IF(OR([.B4]=&quot;---&quot;;[.E4]=&quot;---&quot;);&quot;---&quot;;1-([.E4]/([.E4]+[.B4])))" office:value-type="float" office:value="0.748741574834099" calcext:value-type="float">
            <text:p>0.75</text:p>
          </table:table-cell>
          <table:table-cell table:style-name="ce9" table:formula="of:=IF(OR([.C4]=&quot;---&quot;;[.D4]=&quot;---&quot;);&quot;---&quot;;1-([.C4]/([.D4]+[.C4])))" office:value-type="float" office:value="0.255146880758042" calcext:value-type="float">
            <text:p>0.26</text:p>
          </table:table-cell>
          <table:table-cell table:style-name="ce9" table:formula="of:=IF(OR([.C4]=&quot;---&quot;;[.D4]=&quot;---&quot;);&quot;---&quot;;1-([.D4]/([.D4]+[.C4])))" office:value-type="float" office:value="0.744853119241958" calcext:value-type="float">
            <text:p>0.74</text:p>
          </table:table-cell>
          <table:table-cell table:style-name="ce9" table:formula="of:=IF(OR([.C4]=&quot;---&quot;;[.E4]=&quot;---&quot;);&quot;---&quot;;1-([.C4]/([.E4]+[.C4])))" office:value-type="float" office:value="0.195281029117564" calcext:value-type="float">
            <text:p>0.20</text:p>
          </table:table-cell>
          <table:table-cell table:style-name="ce9" table:formula="of:=IF(OR([.C4]=&quot;---&quot;;[.E4]=&quot;---&quot;);&quot;---&quot;;1-([.E4]/([.E4]+[.C4])))" office:value-type="float" office:value="0.804718970882436" calcext:value-type="float">
            <text:p>0.80</text:p>
          </table:table-cell>
          <table:table-cell table:style-name="ce17" table:formula="of:=IF(OR([.B4]=&quot;---&quot;;[.D4]=&quot;---&quot;);&quot;---&quot;;IF([.B4]&lt;[.D4]; &quot;FPGA&quot;; &quot;GPU&quot;))" office:value-type="string" office:string-value="GPU" calcext:value-type="string">
            <text:p>GPU</text:p>
          </table:table-cell>
          <table:table-cell table:formula="of:=IF(OR([.B4]=&quot;---&quot;;[.E4]=&quot;---&quot;);&quot;---&quot;;IF([.B4]&lt;[.E4]; &quot;FPGA&quot;; &quot;GPU&quot;))" office:value-type="string" office:string-value="GPU" calcext:value-type="string">
            <text:p>GPU</text:p>
          </table:table-cell>
          <table:table-cell table:formula="of:=IF(OR([.C4]=&quot;---&quot;;[.D4]=&quot;---&quot;);&quot;---&quot;;IF([.C4]&lt;[.D4]; &quot;FPGA&quot;; &quot;GPU&quot;))" office:value-type="string" office:string-value="GPU" calcext:value-type="string">
            <text:p>GPU</text:p>
          </table:table-cell>
          <table:table-cell table:formula="of:=IF(OR([.C4]=&quot;---&quot;;[.E4]=&quot;---&quot;);&quot;---&quot;;IF([.C4]&lt;[.E4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pathfinder</text:p>
          </table:table-cell>
          <table:table-cell table:style-name="ce9" table:formula="of:=IF([$sv.V5]=&quot;---&quot;;&quot;---&quot;;[$sv.V5]*[.$V12])" office:value-type="float" office:value="20682.5" calcext:value-type="float">
            <text:p>20682.50</text:p>
          </table:table-cell>
          <table:table-cell table:style-name="ce9" table:formula="of:=IF([$a10.V5]=&quot;---&quot;;&quot;---&quot;;[$a10.V5]*[.$V13])" office:value-type="float" office:value="23731.5" calcext:value-type="float">
            <text:p>23731.50</text:p>
          </table:table-cell>
          <table:table-cell table:style-name="ce9" table:formula="of:=IF([$quadro.V5]=&quot;---&quot;;&quot;---&quot;;[$quadro.V5]*[.$V14])" office:value-type="string" office:string-value="---" calcext:value-type="string">
            <text:p>---</text:p>
          </table:table-cell>
          <table:table-cell table:style-name="ce9" table:formula="of:=IF([$gtx.V5]=&quot;---&quot;;&quot;---&quot;;[$gtx.V5]*[.$V15])" office:value-type="string" office:string-value="---" calcext:value-type="string">
            <text:p>---</text:p>
          </table:table-cell>
          <table:table-cell table:style-name="ce9" table:formula="of:=IF(OR([.B5]=&quot;---&quot;;[.D5]=&quot;---&quot;);&quot;---&quot;;1-([.B5]/([.D5]+[.B5])))" office:value-type="string" office:string-value="---" calcext:value-type="string">
            <text:p>---</text:p>
          </table:table-cell>
          <table:table-cell table:style-name="ce9" table:formula="of:=IF(OR([.B5]=&quot;---&quot;;[.D5]=&quot;---&quot;);&quot;---&quot;;1-([.D5]/([.D5]+[.B5])))" office:value-type="string" office:string-value="---" calcext:value-type="string">
            <text:p>---</text:p>
          </table:table-cell>
          <table:table-cell table:style-name="ce9" table:formula="of:=IF(OR([.B5]=&quot;---&quot;;[.E5]=&quot;---&quot;);&quot;---&quot;;1-([.B5]/([.E5]+[.B5])))" office:value-type="string" office:string-value="---" calcext:value-type="string">
            <text:p>---</text:p>
          </table:table-cell>
          <table:table-cell table:style-name="ce9" table:formula="of:=IF(OR([.B5]=&quot;---&quot;;[.E5]=&quot;---&quot;);&quot;---&quot;;1-([.E5]/([.E5]+[.B5])))" office:value-type="string" office:string-value="---" calcext:value-type="string">
            <text:p>---</text:p>
          </table:table-cell>
          <table:table-cell table:style-name="ce9" table:formula="of:=IF(OR([.C5]=&quot;---&quot;;[.D5]=&quot;---&quot;);&quot;---&quot;;1-([.C5]/([.D5]+[.C5])))" office:value-type="string" office:string-value="---" calcext:value-type="string">
            <text:p>---</text:p>
          </table:table-cell>
          <table:table-cell table:style-name="ce9" table:formula="of:=IF(OR([.C5]=&quot;---&quot;;[.D5]=&quot;---&quot;);&quot;---&quot;;1-([.D5]/([.D5]+[.C5])))" office:value-type="string" office:string-value="---" calcext:value-type="string">
            <text:p>---</text:p>
          </table:table-cell>
          <table:table-cell table:style-name="ce9" table:formula="of:=IF(OR([.C5]=&quot;---&quot;;[.E5]=&quot;---&quot;);&quot;---&quot;;1-([.C5]/([.E5]+[.C5])))" office:value-type="string" office:string-value="---" calcext:value-type="string">
            <text:p>---</text:p>
          </table:table-cell>
          <table:table-cell table:style-name="ce9" table:formula="of:=IF(OR([.C5]=&quot;---&quot;;[.E5]=&quot;---&quot;);&quot;---&quot;;1-([.E5]/([.E5]+[.C5])))" office:value-type="string" office:string-value="---" calcext:value-type="string">
            <text:p>---</text:p>
          </table:table-cell>
          <table:table-cell table:style-name="ce17" table:formula="of:=IF(OR([.B5]=&quot;---&quot;;[.D5]=&quot;---&quot;);&quot;---&quot;;IF([.B5]&lt;[.D5]; &quot;FPGA&quot;; &quot;GPU&quot;))" office:value-type="string" office:string-value="---" calcext:value-type="string">
            <text:p>---</text:p>
          </table:table-cell>
          <table:table-cell table:formula="of:=IF(OR([.B5]=&quot;---&quot;;[.E5]=&quot;---&quot;);&quot;---&quot;;IF([.B5]&lt;[.E5]; &quot;FPGA&quot;; &quot;GPU&quot;))" office:value-type="string" office:string-value="---" calcext:value-type="string">
            <text:p>---</text:p>
          </table:table-cell>
          <table:table-cell table:formula="of:=IF(OR([.C5]=&quot;---&quot;;[.D5]=&quot;---&quot;);&quot;---&quot;;IF([.C5]&lt;[.D5]; &quot;FPGA&quot;; &quot;GPU&quot;))" office:value-type="string" office:string-value="---" calcext:value-type="string">
            <text:p>---</text:p>
          </table:table-cell>
          <table:table-cell table:formula="of:=IF(OR([.C5]=&quot;---&quot;;[.E5]=&quot;---&quot;);&quot;---&quot;;IF([.C5]&lt;[.E5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vg. Dist</text:p>
          </table:table-cell>
          <table:table-cell table:style-name="ce16" table:number-columns-repeated="4"/>
          <table:table-cell table:style-name="ce9" table:formula="of:=AVERAGE([.F2:.F5])" office:value-type="float" office:value="0.447971403374158" calcext:value-type="float">
            <text:p>0.45</text:p>
          </table:table-cell>
          <table:table-cell table:style-name="ce9" table:formula="of:=AVERAGE([.G2:.G5])" office:value-type="float" office:value="0.552028596625842" calcext:value-type="float">
            <text:p>0.55</text:p>
          </table:table-cell>
          <table:table-cell table:style-name="ce9" table:formula="of:=AVERAGE([.H2:.H5])" office:value-type="float" office:value="0.457524737327123" calcext:value-type="float">
            <text:p>0.46</text:p>
          </table:table-cell>
          <table:table-cell table:style-name="ce9" table:formula="of:=AVERAGE([.I2:.I5])" office:value-type="float" office:value="0.542475262672877" calcext:value-type="float">
            <text:p>0.54</text:p>
          </table:table-cell>
          <table:table-cell table:style-name="ce9" table:formula="of:=AVERAGE([.J2:.J5])" office:value-type="float" office:value="0.197015408644309" calcext:value-type="float">
            <text:p>0.20</text:p>
          </table:table-cell>
          <table:table-cell table:style-name="ce9" table:formula="of:=AVERAGE([.K2:.K5])" office:value-type="float" office:value="0.802984591355691" calcext:value-type="float">
            <text:p>0.80</text:p>
          </table:table-cell>
          <table:table-cell table:style-name="ce9" table:formula="of:=AVERAGE([.L2:.L5])" office:value-type="float" office:value="0.166082880588714" calcext:value-type="float">
            <text:p>0.17</text:p>
          </table:table-cell>
          <table:table-cell table:style-name="ce9" table:formula="of:=AVERAGE([.M2:.M5])" office:value-type="float" office:value="0.833917119411286" calcext:value-type="float">
            <text:p>0.83</text:p>
          </table:table-cell>
          <table:table-cell table:style-name="ce16" table:number-columns-repeated="4"/>
          <table:table-cell table:number-columns-repeated="5"/>
        </table:table-row>
        <table:table-row table:style-name="ro1">
          <table:table-cell table:style-name="ce7" office:value-type="string" calcext:value-type="string">
            <text:p># FPGA</text:p>
          </table:table-cell>
          <table:table-cell table:style-name="ce16" table:number-columns-repeated="12"/>
          <table:table-cell table:style-name="ce18" table:formula="of:=COUNTIF([.N2:.N5];&quot;FPGA&quot;)" office:value-type="float" office:value="1" calcext:value-type="float">
            <text:p>1</text:p>
          </table:table-cell>
          <table:table-cell table:style-name="ce18" table:formula="of:=COUNTIF([.O2:.O5];&quot;FPGA&quot;)" office:value-type="float" office:value="1" calcext:value-type="float">
            <text:p>1</text:p>
          </table:table-cell>
          <table:table-cell table:style-name="ce18" table:formula="of:=COUNTIF([.P2:.P5];&quot;FPGA&quot;)" office:value-type="float" office:value="0" calcext:value-type="float">
            <text:p>0</text:p>
          </table:table-cell>
          <table:table-cell table:style-name="ce18" table:formula="of:=COUNTIF([.Q2:.Q5];&quot;FPGA&quot;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# GPU</text:p>
          </table:table-cell>
          <table:table-cell table:style-name="ce16" table:number-columns-repeated="12"/>
          <table:table-cell table:style-name="ce18" table:formula="of:=COUNTIF([.N2:.N5];&quot;GPU&quot;)" office:value-type="float" office:value="2" calcext:value-type="float">
            <text:p>2</text:p>
          </table:table-cell>
          <table:table-cell table:style-name="ce18" table:formula="of:=COUNTIF([.O2:.O5];&quot;GPU&quot;)" office:value-type="float" office:value="2" calcext:value-type="float">
            <text:p>2</text:p>
          </table:table-cell>
          <table:table-cell table:style-name="ce18" table:formula="of:=COUNTIF([.P2:.P5];&quot;GPU&quot;)" office:value-type="float" office:value="2" calcext:value-type="float">
            <text:p>2</text:p>
          </table:table-cell>
          <table:table-cell table:style-name="ce18" table:formula="of:=COUNTIF([.Q2:.Q5];&quot;GPU&quot;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0"/>
          <table:table-cell table:style-name="ce7" office:value-type="string" calcext:value-type="string">
            <text:p>Platform</text:p>
          </table:table-cell>
          <table:table-cell table:style-name="ce7" office:value-type="string" calcext:value-type="string">
            <text:p>Power</text:p>
          </table:table-cell>
        </table:table-row>
        <table:table-row table:style-name="ro1">
          <table:table-cell table:number-columns-repeated="20"/>
          <table:table-cell table:style-name="ce8" office:value-type="string" calcext:value-type="string">
            <text:p>s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0"/>
          <table:table-cell table:style-name="ce8" office:value-type="string" calcext:value-type="string">
            <text:p>a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0"/>
          <table:table-cell table:style-name="ce8" office:value-type="string" calcext:value-type="string">
            <text:p>quadr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0"/>
          <table:table-cell table:style-name="ce8" office:value-type="string" calcext:value-type="string">
            <text:p>gtx</text:p>
          </table:table-cell>
          <table:table-cell office:value-type="float" office:value="165" calcext:value-type="float">
            <text:p>1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JP Regular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18:56:07.340280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7:04:57.971953450</meta:creation-date>
    <dc:date>2018-11-17T18:57:35.065970183</dc:date>
    <meta:editing-duration>PT5H16M2S</meta:editing-duration>
    <meta:editing-cycles>46</meta:editing-cycles>
    <meta:generator>LibreOffice/6.1.0.3$Linux_X86_64 LibreOffice_project/10$Build-3</meta:generator>
    <meta:document-statistic meta:table-count="6" meta:cell-count="584" meta:object-count="0"/>
  </office:meta>
</office:document-meta>
</file>